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ans" officeooo:rsid="00162157" officeooo:paragraph-rsid="00162157"/>
    </style:style>
    <style:style style:name="P2" style:family="paragraph" style:parent-style-name="Standard">
      <style:text-properties style:font-name="Liberation Sans" officeooo:paragraph-rsid="0010d04d"/>
    </style:style>
    <style:style style:name="P3" style:family="paragraph" style:parent-style-name="Standard">
      <style:text-properties style:font-name="Liberation Sans" officeooo:rsid="0014bf86" officeooo:paragraph-rsid="0014bf86"/>
    </style:style>
    <style:style style:name="P4" style:family="paragraph" style:parent-style-name="Standard">
      <style:text-properties style:font-name="Liberation Sans" officeooo:rsid="0015987f" officeooo:paragraph-rsid="0015987f"/>
    </style:style>
    <style:style style:name="P5" style:family="paragraph" style:parent-style-name="Standard">
      <style:text-properties style:font-name="Liberation Sans" officeooo:paragraph-rsid="00162157"/>
    </style:style>
    <style:style style:name="P6" style:family="paragraph" style:parent-style-name="Standard">
      <style:text-properties style:font-name="Liberation Sans" officeooo:rsid="0016ca0c" officeooo:paragraph-rsid="0016ca0c"/>
    </style:style>
    <style:style style:name="P7" style:family="paragraph" style:parent-style-name="Standard">
      <style:text-properties style:font-name="Liberation Sans" officeooo:paragraph-rsid="0016ca0c"/>
    </style:style>
    <style:style style:name="P8" style:family="paragraph" style:parent-style-name="Standard">
      <style:text-properties style:font-name="Liberation Sans" officeooo:rsid="00162157" officeooo:paragraph-rsid="00162157"/>
    </style:style>
    <style:style style:name="P9" style:family="paragraph" style:parent-style-name="Standard" style:list-style-name="L1">
      <style:text-properties style:font-name="Liberation Sans" officeooo:rsid="00162157" officeooo:paragraph-rsid="00162157"/>
    </style:style>
    <style:style style:name="P10" style:family="paragraph" style:parent-style-name="Standard" style:list-style-name="L2">
      <style:text-properties style:font-name="Liberation Sans" officeooo:rsid="00162157" officeooo:paragraph-rsid="00162157"/>
    </style:style>
    <style:style style:name="P11" style:family="paragraph" style:parent-style-name="Standard" style:list-style-name="L2">
      <style:text-properties style:font-name="Liberation Sans" officeooo:paragraph-rsid="00162157"/>
    </style:style>
    <style:style style:name="P12" style:family="paragraph" style:parent-style-name="Title">
      <style:paragraph-properties fo:text-align="center" style:justify-single-word="false"/>
      <style:text-properties style:font-name="Liberation Serif"/>
    </style:style>
    <style:style style:name="T1" style:family="text">
      <style:text-properties officeooo:rsid="0010d04d"/>
    </style:style>
    <style:style style:name="T2" style:family="text">
      <style:text-properties style:font-name="Liberation Sans" fo:font-size="28pt" fo:font-weight="bold" officeooo:rsid="0012cf5d" style:font-name-asian="Noto Sans CJK SC" style:font-size-asian="28pt" style:font-weight-asian="bold" style:font-name-complex="Lohit Devanagari" style:font-size-complex="28pt" style:font-weight-complex="bold"/>
    </style:style>
    <style:style style:name="T3" style:family="text">
      <style:text-properties officeooo:rsid="0014bf86"/>
    </style:style>
    <style:style style:name="T4" style:family="text">
      <style:text-properties officeooo:rsid="0015987f"/>
    </style:style>
    <style:style style:name="T5" style:family="text">
      <style:text-properties officeooo:rsid="00162157"/>
    </style:style>
    <style:style style:name="T6" style:family="text">
      <style:text-properties officeooo:rsid="0016ca0c"/>
    </style:style>
    <style:style style:name="T7" style:family="text">
      <style:text-properties officeooo:rsid="00175e36"/>
    </style:style>
    <style:style style:name="T8" style:family="text">
      <style:text-properties fo:font-size="28pt" fo:font-weight="bold" officeooo:rsid="0012cf5d" style:font-name-asian="Noto Sans CJK SC" style:font-size-asian="28pt" style:font-weight-asian="bold" style:font-name-complex="Lohit Devanagari" style:font-size-complex="28pt" style:font-weight-complex="bold"/>
    </style:style>
    <style:style style:name="T9" style:family="text">
      <style:text-properties style:font-name="Liberation Sans" officeooo:rsid="00175e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lay<text:span text:style-name="T8">S</text:span>tation <text:span text:style-name="T3">Genesis</text:span></text:p>
      <text:p text:style-name="P2"><text:span text:style-name="T1">PlayStation started of as a joint </text:span><text:span text:style-name="T3">project</text:span><text:span text:style-name="T1"> between Nintendo and Sony </text:span><text:span text:style-name="T3">in the year 1988</text:span><text:span text:style-name="T1">. Initially, the game system designed by them involved </text:span><text:span text:style-name="T5">using</text:span><text:span text:style-name="T1"> a CD </text:span><text:span text:style-name="T3">ROM</text:span><text:span text:style-name="T1"> (compact disc) on the </text:span><text:span text:style-name="T3">FAMICOM </text:span><text:span text:style-name="T1">system. </text:span></text:p>
      <text:p text:style-name="P2"/>
      <text:p text:style-name="P2"><text:span text:style-name="T1">Being unable to distribute the profits between the companies, the partnership between two </text:span><text:span text:style-name="T4">companies</text:span><text:span text:style-name="T1"> was dissolved. <text:s/></text:span><text:span text:style-name="T3">This infuriated the then Sony President; Norio Ohga, who responded by appointing Ken Kutaragi with the responsibility to develop PlayStation as a rival to Nintendo system.</text:span></text:p>
      <text:p text:style-name="P2"/>
      <text:p text:style-name="P3">Due to a widespread internal opposition for PlayStation from senior executives. Kutaragi and his team had to be shifted from Sony headquarters to Sony Music.</text:p>
      <text:p text:style-name="P3"/>
      <text:p text:style-name="P3">Sony music then a complete separate financial entity <text:span text:style-name="T4">helped Kutaragi and his team retain PlayStation and maintain relationships with Philips for MMCD development project( which led to creation of the DVD).</text:span></text:p>
      <text:p text:style-name="P3"/>
      <text:p text:style-name="P4">During the inital stages, there was uncertainity over whether the console should primarily focus on 2D Sprite graphics or 3d polygon graphics. After witnessing the success of 3d game, Sega’s Virtua Fighter the direction for the console development was clear. And 3D polygon graphics became the console’s primary focus.</text:p>
      <text:p text:style-name="P4"/>
      <text:p text:style-name="P5"><text:span text:style-name="T5">PlayStation logo was designed by Manabu Sakamoto. <text:s/>He wanted the logo to capture the 3D support of the console. So, instead of adding depth to the logo “P” and “S”. Sakamoto created an optical illusion that suggested the letters in depth of space.</text:span></text:p>
      <text:p text:style-name="P5"/>
      <text:p text:style-name="P6">Sony Computer Entertainment Inc or SCEI was formed on November 16, 1993. SCEI’s first project PlayStation was given a green light on 1993 by Sony executives after a few years of development.</text:p>
      <text:p text:style-name="P6"/>
      <text:p text:style-name="P7"><text:span text:style-name="T6">When PlayStation was launched in 1994, it was ahead of its competitor Sega Saturn due to the key points like low price and affordable disc system. </text:span><text:span text:style-name="T7">Later on PlayStation, after the worldwide release gained popularity in North Americe and Europe.</text:span></text:p>
      <text:p text:style-name="P8"/>
      <text:p text:style-name="P5"><text:span text:style-name="T5">Now lets have a look at the various generations of PlayStation:</text:span></text:p>
      <text:list xml:id="list3048421924" text:style-name="L1">
        <text:list-item>
          <text:p text:style-name="P9">PlayStation (PS)</text:p>
        </text:list-item>
        <text:list-item>
          <text:p text:style-name="P9">PlayStation 2 (PS 2)</text:p>
        </text:list-item>
        <text:list-item>
          <text:p text:style-name="P9">PlayStation 3 (PS 3)</text:p>
        </text:list-item>
        <text:list-item>
          <text:p text:style-name="P9">PlayStation 4 (PS 4)</text:p>
        </text:list-item>
        <text:list-item>
          <text:p text:style-name="P9">PlayStation 5 (PS 5)</text:p>
        </text:list-item>
      </text:list>
      <text:p text:style-name="P8"/>
      <text:p text:style-name="P8">In the handheld console category, we have the following consoles:</text:p>
      <text:list xml:id="list2335636478" text:style-name="L2">
        <text:list-item>
          <text:p text:style-name="P11"><text:span text:style-name="T5">PSP or PlayStation Portable</text:span></text:p>
        </text:list-item>
        <text:list-item>
          <text:p text:style-name="P10">PSVita or PlayStation Vita</text:p>
        </text:list-item>
      </text:list>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23:40:33.803079675</meta:creation-date>
    <dc:date>2021-03-15T13:16:23.234948050</dc:date>
    <meta:editing-duration>PT29M35S</meta:editing-duration>
    <meta:editing-cycles>6</meta:editing-cycles>
    <meta:generator>LibreOffice/6.4.6.2$Linux_X86_64 LibreOffice_project/40$Build-2</meta:generator>
    <meta:document-statistic meta:table-count="0" meta:image-count="0" meta:object-count="0" meta:page-count="1" meta:paragraph-count="18" meta:word-count="351" meta:character-count="2142" meta:non-whitespace-character-count="1813"/>
  </office:meta>
</office:document-meta>
</file>